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5000002E8C9811C414CA76C18.png" manifest:media-type="image/png"/>
  <manifest:file-entry manifest:full-path="Pictures/100000000000037B0000015E361E5063BC7AF75A.png" manifest:media-type="image/png"/>
  <manifest:file-entry manifest:full-path="Pictures/10000000000003810000011A5BEAF686855D3346.png" manifest:media-type="image/png"/>
  <manifest:file-entry manifest:full-path="Pictures/10000201000002DC000001B6E75C44FC56EFA5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6.8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59cm" svg:y="-0.82cm" svg:width="16.545cm" svg:height="4.057cm" draw:z-index="0"><draw:image xlink:href="Pictures/10000201000002DC000001B6E75C44FC56EFA5B8.png" xlink:type="simple" xlink:show="embed" xlink:actuate="onLoad"/></draw:frame><draw:frame draw:style-name="fr2" draw:name="Image2" text:anchor-type="paragraph" svg:x="0.215cm" svg:y="3.459cm" svg:width="16.572cm" svg:height="5.211cm" draw:z-index="1"><draw:image xlink:href="Pictures/10000000000003810000011A5BEAF686855D3346.png" xlink:type="simple" xlink:show="embed" xlink:actuate="onLoad"/></draw:frame><draw:frame draw:style-name="fr2" draw:name="Image3" text:anchor-type="paragraph" svg:x="0.333cm" svg:y="8.929cm" svg:width="16.334cm" svg:height="6.415cm" draw:z-index="2"><draw:image xlink:href="Pictures/100000000000037B0000015E361E5063BC7AF75A.png" xlink:type="simple" xlink:show="embed" xlink:actuate="onLoad"/></draw:frame></text:p>
      <text:p text:style-name="Standard"><draw:frame draw:style-name="fr2" draw:name="Image4" text:anchor-type="paragraph" svg:x="0.37cm" svg:y="0.776cm" svg:width="16.05cm" svg:height="9.178cm" draw:z-index="3"><draw:image xlink:href="Pictures/1000020100000515000002E8C9811C414CA76C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9:47:44.661230327</meta:creation-date>
    <dc:date>2018-03-31T19:54:38.687399558</dc:date>
    <meta:editing-duration>PT6M55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